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2" svg:font-family="Verdana" style:font-adornments="Gras" style:font-family-generic="swiss" style:font-pitch="variable"/>
    <style:font-face style:name="Verdana3" svg:font-family="Verdana" style:font-adornments="Italique" style:font-family-generic="swiss" style:font-pitch="variable"/>
    <style:font-face style:name="Verdana1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Verdana"/>
    </style:style>
    <style:style style:name="P2" style:family="paragraph" style:parent-style-name="List_20_Contents">
      <style:text-properties style:font-name="Verdana"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4" style:family="paragraph" style:parent-style-name="Text_20_body">
      <style:text-properties style:font-name="Verdana" fo:font-style="normal" style:font-style-asian="normal" style:font-style-complex="normal"/>
    </style:style>
    <style:style style:name="P5" style:family="paragraph" style:parent-style-name="List_20_Contents" style:list-style-name="Numbering_20_1"/>
    <style:style style:name="P6" style:family="paragraph" style:parent-style-name="List_20_Contents" style:list-style-name="Numbering_20_1">
      <style:text-properties style:font-name="Verdana" fo:font-style="normal" style:font-style-asian="normal" style:font-style-complex="normal"/>
    </style:style>
    <style:style style:name="P7" style:family="paragraph" style:parent-style-name="Heading_20_2">
      <style:text-properties style:font-name="Verdana" fo:font-style="normal" style:font-style-asian="normal" style:font-style-complex="normal"/>
    </style:style>
    <style:style style:name="T1" style:family="text">
      <style:text-properties style:font-name="Verdana" fo:font-style="italic" style:font-style-asian="italic" style:font-style-complex="italic"/>
    </style:style>
    <style:style style:name="T2" style:family="text">
      <style:text-properties style:font-name="Verdana"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Utilization Of Contact Manager</text:p>
      <text:p text:style-name="P3"><text:a xlink:type="simple" xlink:href="http://www.kleor-editions.com/contact-manager">Documentation</text:a></text:p>
      <text:h text:style-name="P7" text:outline-level="2">Installation</text:h>
      <text:list xml:id="list28664967" text:style-name="Numbering_20_1">
        <text:list-item>
          <text:p text:style-name="P6">Unzip the plugin file.</text:p>
        </text:list-item>
        <text:list-item>
          <text:p text:style-name="P5"><text:span text:style-name="T2">Upload the </text:span><text:span text:style-name="T1">contact-manager</text:span><text:span text:style-name="T2"> folder (next to the </text:span><text:span text:style-name="T1">utilization.pdf</text:span><text:span text:style-name="T2"> file) to your plugins directory.</text:span></text:p>
        </text:list-item>
        <text:list-item>
          <text:p text:style-name="P5"><text:span text:style-name="T2">Activate the plugin through the </text:span><text:span text:style-name="T1">Plugins</text:span><text:span text:style-name="T2"> menu in WordPress.</text:span></text:p>
        </text:list-item>
        <text:list-item>
          <text:p text:style-name="P6">Personalize the plugin interface through the Contact Manager back office page in WordPress.</text:p>
        </text:list-item>
        <text:list-item>
          <text:p text:style-name="P6">Configure the plugin through the Contact Manager options page in WordPress.</text:p>
        </text:list-item>
      </text:list>
      <text:p text:style-name="P2"/>
      <text:h text:style-name="P7" text:outline-level="2">Upgrade</text:h>
      <text:list xml:id="list28671402" text:continue-numbering="true" text:style-name="Numbering_20_1">
        <text:list-item>
          <text:list>
            <text:list-item>
              <text:p text:style-name="P6">Unzip the plugin file.</text:p>
            </text:list-item>
            <text:list-item>
              <text:p text:style-name="P5"><text:span text:style-name="T2">Upload the </text:span><text:span text:style-name="T1">contact-manager</text:span><text:span text:style-name="T2"> folder (next to the </text:span><text:span text:style-name="T1">utilization.pdf</text:span><text:span text:style-name="T2"> file) to your plugins directory.</text:span></text:p>
            </text:list-item>
            <text:list-item>
              <text:p text:style-name="P6">Personalize the plugin interface through the Contact Manager back office page in WordPress.</text:p>
            </text:list-item>
            <text:list-item>
              <text:p text:style-name="P6">Configure the plugin through the Contact Manager options page in WordPress.</text:p>
            </text:list-item>
          </text:list>
        </text:list-item>
      </text:list>
      <text:p text:style-name="P4"/>
      <text:p text:style-name="Text_20_body">Normally, you don't need to deactivate and reactivate the plugin. However, if you encounter problems after the update, deactivate and reactivate the plugin through the <text:span text:style-name="T3">Plugins</text:span><text:span text:style-name="T5"> menu</text:span> in WordPress.</text:p>
      <text:h text:style-name="Heading_20_2" text:outline-level="2"><text:soft-page-break/>Static Websites</text:h>
      <text:p text:style-name="Text_20_body">Contact Manager is designed to work with a WordPress site, but you can also use it with a static website, by following the instructions below.</text:p>
      <text:h text:style-name="Heading_20_3" text:outline-level="3">Installation Of WordPress</text:h>
      <text:p text:style-name="Text_20_body">Download <text:a xlink:type="simple" xlink:href="http://www.kleor-editions.com/wordpress.org">WordPress</text:a> and install it on your website. You will not use WordPress as a CMS to manage the pages of your website, but as an interface allowing you to manage your contact forms and messages. Some WordPress menus (<text:span text:style-name="T3">Posts</text:span>, <text:span text:style-name="T3">Pages</text:span>, <text:span text:style-name="T3">Comments</text:span>, ...) will be useless. The <text:a xlink:type="simple" xlink:href="http://www.kleor-editions.com/simple-admin-menu-editor"><text:span text:style-name="T3">Simple Admin Menu Editor</text:span></text:a> plugin allows you to disable them.</text:p>
      <text:h text:style-name="Heading_20_3" text:outline-level="3">The Files Of Your Website</text:h>
      <text:p text:style-name="Text_20_body"><text:span text:style-name="Strong_20_Emphasis"><text:span text:style-name="T6">If the files of your website have the extension </text:span></text:span><text:span text:style-name="Strong_20_Emphasis"><text:span text:style-name="T4">.htm</text:span></text:span><text:span text:style-name="Strong_20_Emphasis"><text:span text:style-name="T6"> or </text:span></text:span><text:span text:style-name="Strong_20_Emphasis"><text:span text:style-name="T4">.html</text:span></text:span><text:span text:style-name="Strong_20_Emphasis"><text:span text:style-name="T6">, replace it with </text:span></text:span><text:span text:style-name="Strong_20_Emphasis"><text:span text:style-name="T4">.php</text:span></text:span><text:span text:style-name="Strong_20_Emphasis"><text:span text:style-name="T6">. Open them with a text editor like </text:span></text:span><text:a xlink:type="simple" xlink:href="http://www.kleor-editions.com/notepad-plus"><text:span text:style-name="Strong_20_Emphasis"><text:span text:style-name="T6">Notepad++</text:span></text:span></text:a><text:span text:style-name="Strong_20_Emphasis"><text:span text:style-name="T6">, click on </text:span></text:span><text:span text:style-name="Strong_20_Emphasis"><text:span text:style-name="T4">File</text:span></text:span><text:span text:style-name="Strong_20_Emphasis"><text:span text:style-name="T6">, and then click on </text:span></text:span><text:span text:style-name="Strong_20_Emphasis"><text:span text:style-name="T4">Save as...</text:span></text:span><text:span text:style-name="Strong_20_Emphasis"><text:span text:style-name="T6">. A window opens. In the </text:span></text:span><text:span text:style-name="Strong_20_Emphasis"><text:span text:style-name="T4">Type</text:span></text:span><text:span text:style-name="Strong_20_Emphasis"><text:span text:style-name="T6"> field, select </text:span></text:span><text:span text:style-name="Strong_20_Emphasis"><text:span text:style-name="T4">PHP</text:span></text:span><text:span text:style-name="Strong_20_Emphasis"><text:span text:style-name="T6"> and click on </text:span></text:span><text:span text:style-name="Strong_20_Emphasis"><text:span text:style-name="T4">Save</text:span></text:span><text:span text:style-name="Strong_20_Emphasis"><text:span text:style-name="T6">.</text:span></text:span></text:p>
      <text:p text:style-name="Text_20_body"><text:span text:style-name="Strong_20_Emphasis"><text:span text:style-name="T6">You can also recreate these files with the </text:span></text:span><text:span text:style-name="Strong_20_Emphasis"><text:span text:style-name="T4">index.php</text:span></text:span><text:span text:style-name="Strong_20_Emphasis"><text:span text:style-name="T6"> model provided with Contact Manager.</text:span></text:span></text:p>
      <text:h text:style-name="Heading_20_3" text:outline-level="3"><text:span text:style-name="Strong_20_Emphasis"><text:span text:style-name="T7">Loading Of WordPress</text:span></text:span></text:h>
      <text:p text:style-name="Text_20_body"><text:span text:style-name="Strong_20_Emphasis"><text:span text:style-name="T6">To load WordPress functions in the files of your website, add on top of these files the following code:</text:span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Preformatted_20_Text"><text:soft-page-break/>&lt;?php</text:p>
      <text:p text:style-name="Preformatted_20_Text">$wordpress_directory = '<text:span text:style-name="Champ_20_personnalisé">WordPress directory</text:span>';</text:p>
      <text:p text:style-name="Preformatted_20_Text">$file = $wordpress_directory.'/wp-load.php';</text:p>
      <text:p text:style-name="Preformatted_20_Text">while (strstr($file, '//')) { $file = str_replace('//', '/', $file); }</text:p>
      <text:p text:style-name="Preformatted_20_Text">if (substr($file, 0, 1) == '/') { $file = substr($file, 1); }</text:p>
      <text:p text:style-name="Preformatted_20_Text">$i = 0; while ((!file_exists($file)) &amp;&amp; ($i &lt; 8)) {</text:p>
      <text:p text:style-name="Preformatted_20_Text">$file = '../'.$file; $i = $i + 1; }</text:p>
      <text:p text:style-name="Preformatted_20_Text">include_once $file;</text:p>
      <text:p text:style-name="Preformatted_20_Text">?&gt;</text:p>
      <text:p text:style-name="Text_20_body"/>
      <text:p text:style-name="Text_20_body"><text:span text:style-name="Strong_20_Emphasis"><text:span text:style-name="T6">Replace </text:span></text:span><text:span text:style-name="Champ_20_personnalisé"><text:span text:style-name="T8">WordPress directory</text:span></text:span><text:span text:style-name="Strong_20_Emphasis"><text:span text:style-name="T6"> with the name of the directory where you installed WordPress. If you installed it at the root of your website, replace this line:</text:span></text:span></text:p>
      <text:p text:style-name="Preformatted_20_Text"><text:span text:style-name="Strong_20_Emphasis"><text:span text:style-name="T6">$wordpress_directory = '</text:span></text:span><text:span text:style-name="Champ_20_personnalisé"><text:span text:style-name="T8">WordPress directory</text:span></text:span><text:span text:style-name="Strong_20_Emphasis"><text:span text:style-name="T6">';</text:span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>by this one:</text:span></text:span></text:p>
      <text:p text:style-name="Preformatted_20_Text"><text:span text:style-name="Strong_20_Emphasis"><text:span text:style-name="T6">$wordpress_directory = '</text:span></text:span><text:span text:style-name="Strong_20_Emphasis"><text:span text:style-name="T6">';</text:span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>Insert this line of code:</text:span></text:span></text:p>
      <text:p text:style-name="Preformatted_20_Text"><text:span text:style-name="Strong_20_Emphasis"><text:span text:style-name="T6">&lt;?php wp_head(); ?&gt;</text:span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>just before the </text:span></text:span><text:span text:style-name="Code"><text:span text:style-name="T6">&lt;/head&gt;</text:span></text:span><text:span text:style-name="Strong_20_Emphasis"><text:span text:style-name="T6"> tag, and this line of code:</text:span></text:span></text:p>
      <text:p text:style-name="Preformatted_20_Text"><text:soft-page-break/><text:span text:style-name="Strong_20_Emphasis"><text:span text:style-name="T6">&lt;?php wp_footer(); ?&gt;</text:span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>just before the </text:span></text:span><text:span text:style-name="Code"><text:span text:style-name="T6">&lt;/body&gt;</text:span></text:span><text:span text:style-name="Strong_20_Emphasis"><text:span text:style-name="T6"> tag.</text:span></text:span></text:p>
      <text:h text:style-name="Heading_20_3" text:outline-level="3"><text:span text:style-name="Strong_20_Emphasis"><text:span text:style-name="T7">Using Shortcodes</text:span></text:span></text:h>
      <text:p text:style-name="Text_20_body"><text:span text:style-name="Strong_20_Emphasis"><text:span text:style-name="T6">The </text:span></text:span><text:a xlink:type="simple" xlink:href="http://www.kleor-editions.com/contact-manager"><text:span text:style-name="Strong_20_Emphasis"><text:span text:style-name="T6">documentation</text:span></text:span></text:a><text:span text:style-name="Strong_20_Emphasis"><text:span text:style-name="T6"> of Contact Manager provides you several shortcodes. To use these shortcodes in the PHP files of your website, insert a code like this:</text:span></text:span></text:p>
      <text:p text:style-name="Preformatted_20_Text"><text:span text:style-name="Strong_20_Emphasis"><text:span text:style-name="T6">&lt;?php echo do_shortcode('</text:span></text:span><text:span text:style-name="Champ_20_personnalisé"><text:span text:style-name="T8">[your-shortcode]</text:span></text:span><text:span text:style-name="Strong_20_Emphasis"><text:span text:style-name="T6">'); ?&gt;</text:span></text:span></text:p>
      <text:p text:style-name="Text_20_body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2" svg:font-family="Verdana" style:font-adornments="Gras" style:font-family-generic="swiss" style:font-pitch="variable"/>
    <style:font-face style:name="Verdana3" svg:font-family="Verdana" style:font-adornments="Italique" style:font-family-generic="swiss" style:font-pitch="variable"/>
    <style:font-face style:name="Verdana1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Verdana1"/>
    </style:style>
    <style:style style:name="Heading" style:family="paragraph" style:parent-style-name="Standard" style:next-style-name="Text_20_body" style:class="text" style:master-page-name="Right_20_Page">
      <style:paragraph-properties fo:margin-top="0cm" fo:margin-bottom="1.281cm" fo:text-align="center" style:justify-single-word="false" style:page-number="auto" fo:break-before="auto" fo:break-after="auto" fo:background-color="transparent" style:shadow="none" fo:keep-with-next="always" text:number-lines="false" text:line-number="0">
        <style:tab-stops/>
        <style:background-image/>
      </style:paragraph-properties>
      <style:text-properties style:font-name="Verdana2" fo:font-size="18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64cm" fo:text-align="justify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 style:master-page-name="">
      <style:paragraph-properties fo:margin-top="0.161cm" fo:margin-bottom="0.161cm"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color="#808080" fo:font-size="9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fo:margin-top="0cm" fo:margin-bottom="0cm"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Verdana1"/>
    </style:style>
    <style:style style:name="Table_20_Heading" style:display-name="Table Heading" style:family="paragraph" style:parent-style-name="Table_20_Contents" style:class="extra">
      <style:paragraph-properties fo:margin-top="0.64cm" fo:margin-bottom="0.64cm"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61cm" fo:margin-bottom="0.801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Verdana2"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left="0cm" fo:margin-right="0cm" fo:margin-top="0cm" fo:margin-bottom="1.281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Verdana2" fo:font-size="18pt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cm" fo:margin-right="0cm" fo:margin-top="0cm" fo:margin-bottom="0.64cm" fo:line-height="120%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Verdana2" fo:font-size="12pt" fo:font-weight="bold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 style:master-page-name="">
      <style:paragraph-properties fo:margin-left="1cm" fo:margin-right="0cm" fo:margin-top="0cm" fo:margin-bottom="0.24cm" fo:line-height="110%" fo:text-indent="0cm" style:auto-text-indent="false" style:page-number="auto" fo:background-color="transparent" style:shadow="none">
        <style:tab-stops/>
        <style:background-image/>
      </style:paragraph-properties>
      <style:text-properties style:font-name="Verdana1"/>
    </style:style>
    <style:style style:name="Footer" style:family="paragraph" style:parent-style-name="Standard" style:class="extra" style:master-page-name="">
      <style:paragraph-properties fo:line-height="150%" fo:text-align="center" style:justify-single-word="false" style:page-number="auto" fo:background-color="transparent" style:shadow="none" text:number-lines="false" text:line-number="0">
        <style:tab-stops>
          <style:tab-stop style:position="8.17cm" style:type="center"/>
          <style:tab-stop style:position="16.341cm" style:type="right"/>
        </style:tab-stops>
        <style:background-image/>
      </style:paragraph-properties>
      <style:text-properties style:font-name="Verdana1"/>
    </style:style>
    <style:style style:name="Text" style:family="paragraph" style:parent-style-name="Caption" style:class="extra" style:master-page-name="">
      <style:paragraph-properties fo:margin-top="0cm" fo:margin-bottom="0cm" style:page-number="auto" fo:background-color="transparent">
        <style:background-image/>
      </style:paragraph-properties>
      <style:text-properties style:font-name="Verdana1" fo:font-style="normal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fo:text-align="start" style:justify-single-word="false" fo:keep-together="auto" fo:orphans="0" style:register-true="false" style:page-number="auto" fo:background-color="#e0e0e0" fo:padding="0.4cm" fo:border="0.018cm solid #c0c0c0" style:shadow="none">
        <style:tab-stops/>
        <style:background-image/>
      </style:paragraph-properties>
      <style:text-properties style:font-name="Verdana1" fo:font-size="12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61cm" fo:margin-bottom="0.801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.64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Subtitle" style:class="chapter">
      <style:paragraph-properties fo:margin-top="0cm" fo:margin-bottom="1.281cm"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.801cm"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5pt" fo:font-style="normal" style:font-size-asian="14pt" style:font-style-asian="italic" style:font-size-complex="14pt" style:font-style-complex="italic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fo:margin-left="0cm" fo:margin-right="0cm" fo:margin-top="0cm" fo:margin-bottom="0.64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2pt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cm" fo:margin-bottom="0.64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2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 style:master-page-name="">
      <style:paragraph-properties fo:margin-left="0cm" fo:margin-right="0cm" fo:margin-top="0cm" fo:margin-bottom="0.64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 style:master-page-name="">
      <style:paragraph-properties fo:margin-left="0cm" fo:margin-right="0cm" fo:margin-top="0cm" fo:margin-bottom="0.64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2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 style:master-page-name="">
      <style:paragraph-properties fo:margin-left="0cm" fo:margin-right="0cm" fo:margin-top="0cm" fo:margin-bottom="0.64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2pt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Verdana1" fo:font-size="9pt" style:font-size-asian="10pt" style:font-size-complex="10pt"/>
    </style:style>
    <style:style style:name="Endnote" style:family="paragraph" style:parent-style-name="Standard" style:class="extra" style:master-page-name="">
      <style:paragraph-properties fo:margin-left="0.499cm" fo:margin-right="0cm" fo:text-indent="-0.499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Verdana1" fo:font-size="9pt" style:font-size-asian="10pt" style:font-size-complex="10pt"/>
    </style:style>
    <style:style style:name="Footer_20_right" style:display-name="Footer right" style:family="paragraph" style:parent-style-name="Standard" style:class="extra" style:master-page-name="">
      <style:paragraph-properties fo:line-height="150%" fo:text-align="center" style:justify-single-word="false" style:page-number="auto" fo:background-color="transparent" style:shadow="none" text:number-lines="false" text:line-number="0">
        <style:tab-stops>
          <style:tab-stop style:position="8.17cm" style:type="center"/>
          <style:tab-stop style:position="16.341cm" style:type="right"/>
        </style:tab-stops>
        <style:background-image/>
      </style:paragraph-properties>
      <style:text-properties style:font-name="Verdana1"/>
    </style:style>
    <style:style style:name="Footer_20_left" style:display-name="Footer left" style:family="paragraph" style:parent-style-name="Standard" style:class="extra" style:master-page-name="">
      <style:paragraph-properties fo:line-height="150%" fo:text-align="center" style:justify-single-word="false" style:page-number="auto" fo:background-color="transparent" style:shadow="none" text:number-lines="false" text:line-number="0">
        <style:tab-stops>
          <style:tab-stop style:position="8.17cm" style:type="center"/>
          <style:tab-stop style:position="16.341cm" style:type="right"/>
        </style:tab-stops>
        <style:background-image/>
      </style:paragraph-properties>
      <style:text-properties style:font-name="Verdana1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>
          <style:tab-stop style:position="8.17cm" style:type="center"/>
          <style:tab-stop style:position="16.341cm" style:type="right"/>
        </style:tab-stops>
        <style:background-image/>
      </style:paragraph-properties>
      <style:text-properties style:font-name="Verdana1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style:font-name="Verdana1"/>
    </style:style>
    <style:style style:name="Header_20_right" style:display-name="Header right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>
          <style:tab-stop style:position="8.17cm" style:type="center"/>
          <style:tab-stop style:position="16.341cm" style:type="right"/>
        </style:tab-stops>
        <style:background-image/>
      </style:paragraph-properties>
      <style:text-properties style:font-name="Verdana1"/>
    </style:style>
    <style:style style:name="Header_20_left" style:display-name="Header left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>
          <style:tab-stop style:position="8.17cm" style:type="center"/>
          <style:tab-stop style:position="16.341cm" style:type="right"/>
        </style:tab-stops>
        <style:background-image/>
      </style:paragraph-properties>
      <style:text-properties style:font-name="Verdana1"/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64cm" fo:text-indent="0cm" style:auto-text-indent="false" style:page-number="auto" fo:background-color="#e0e0e0" fo:padding-left="0.801cm" fo:padding-right="0.4cm" fo:padding-top="0.801cm" fo:padding-bottom="0.801cm" fo:border="0.018cm solid #c0c0c0" style:shadow="none" style:join-border="true">
        <style:tab-stops/>
        <style:background-image/>
      </style:paragraph-properties>
      <style:text-properties style:font-name="Verdana1"/>
    </style:style>
    <style:style style:name="Frame_20_contents" style:display-name="Frame contents" style:family="paragraph" style:parent-style-name="Text_20_body" style:class="extra"/>
    <style:style style:name="Signature" style:family="paragraph" style:parent-style-name="Standard" style:class="text" style:master-page-name="">
      <style:paragraph-properties style:page-number="auto" style:shadow="none" text:number-lines="false" text:line-number="0"/>
      <style:text-properties style:font-name="Verdana1"/>
    </style:style>
    <style:style style:name="Contents_20_1" style:display-name="Contents 1" style:family="paragraph" style:parent-style-name="Index" style:list-style-name="" style:class="index" style:master-page-name="">
      <style:paragraph-properties fo:margin-top="0cm" fo:margin-bottom="0cm" fo:line-height="150%" style:page-number="auto" fo:background-color="transparent" style:shadow="none">
        <style:tab-stops>
          <style:tab-stop style:position="16.341cm" style:type="right" style:leader-style="dotted" style:leader-text="."/>
        </style:tab-stops>
        <style:background-image/>
      </style:paragraph-properties>
      <style:text-properties fo:font-weight="bold"/>
    </style:style>
    <style:style style:name="Contents_20_10" style:display-name="Contents 10" style:family="paragraph" style:parent-style-name="Index" style:class="index">
      <style:paragraph-properties fo:margin-left="4.493cm" fo:margin-right="0cm" fo:line-height="150%" fo:text-indent="0cm" style:auto-text-indent="false">
        <style:tab-stops>
          <style:tab-stop style:position="11.84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50%" fo:text-indent="0cm" style:auto-text-indent="false">
        <style:tab-stops>
          <style:tab-stop style:position="14.843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_20_1" style:default-outline-level="1" style:list-style-name="" style:class="index" style:master-page-name="Right_20_Page">
      <style:paragraph-properties fo:margin-left="0cm" fo:margin-right="0cm" fo:margin-top="0cm" fo:margin-bottom="1.281cm" fo:text-indent="0cm" style:auto-text-indent="false" style:page-number="auto" fo:break-before="auto" fo:break-after="auto" fo:background-color="transparent" style:shadow="none" text:number-lines="false" text:line-number="0">
        <style:tab-stops/>
        <style:background-image/>
      </style:paragraph-properties>
      <style:text-properties fo:font-size="18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.8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.34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50%" fo:text-indent="0cm" style:auto-text-indent="false">
        <style:tab-stops>
          <style:tab-stop style:position="14.34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50%" fo:text-indent="0cm" style:auto-text-indent="false">
        <style:tab-stops>
          <style:tab-stop style:position="13.84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50%" fo:text-indent="0cm" style:auto-text-indent="false">
        <style:tab-stops>
          <style:tab-stop style:position="13.34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50%" fo:text-indent="0cm" style:auto-text-indent="false">
        <style:tab-stops>
          <style:tab-stop style:position="12.84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50%" fo:text-indent="0cm" style:auto-text-indent="false">
        <style:tab-stops>
          <style:tab-stop style:position="12.34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re_20_1_20_non_20_numéroté" style:display-name="Titre 1 non numéroté" style:family="paragraph" style:parent-style-name="Heading_20_1" style:next-style-name="Text_20_body" style:default-outline-level="1" style:list-style-name="">
      <style:paragraph-properties fo:break-before="auto" fo:break-after="auto" fo:background-color="transparent" style:shadow="none">
        <style:tab-stops/>
        <style:background-image/>
      </style:paragraph-properties>
      <style:text-properties style:font-name="Verdana"/>
    </style:style>
    <style:style style:name="Titre_20_2_20_non_20_numéroté" style:display-name="Titre 2 non numéroté" style:family="paragraph" style:parent-style-name="Heading_20_2" style:next-style-name="Text_20_body" style:default-outline-level="2" style:list-style-name="" style:master-page-name="">
      <style:paragraph-properties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Verdana"/>
    </style:style>
    <style:style style:name="Titre_20_3_20_non_20_numéroté" style:display-name="Titre 3 non numéroté" style:family="paragraph" style:parent-style-name="Heading_20_3" style:next-style-name="Text_20_body" style:default-outline-level="3" style:list-style-name="" style:master-page-name="">
      <style:paragraph-properties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5pt"/>
    </style:style>
    <style:style style:name="Illustration" style:family="paragraph" style:parent-style-name="Caption" style:class="extra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Bullet_20_Symbols" style:display-name="Bullet Symbols" style:family="text">
      <style:text-properties style:font-name="Verdana1" fo:background-color="transparent" style:font-name-asian="OpenSymbol" style:font-name-complex="OpenSymbol"/>
    </style:style>
    <style:style style:name="INS" style:family="text"/>
    <style:style style:name="Internet_20_link" style:display-name="Internet link" style:family="text">
      <style:text-properties fo:color="#0040ff" style:font-name="Verdana1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4000c0" style:font-name="Verdana1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Verdana2" fo:font-weight="bold" fo:background-color="transparent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Page_20_Number" style:display-name="Page Number" style:family="text">
      <style:text-properties style:use-window-font-color="true" style:font-name="Verdana1" fo:background-color="transparent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Code" style:family="text">
      <style:text-properties style:use-window-font-color="true" style:font-name="Verdana1" fo:background-color="#e0e0e0"/>
    </style:style>
    <style:style style:name="Champ_20_personnalisé" style:display-name="Champ personnalisé" style:family="text">
      <style:text-properties style:font-name="Verdana3" fo:font-style="italic" fo:background-color="#c0c0c0"/>
    </style:style>
    <style:style style:name="Bullet_5f_20_5f_Symbols" style:display-name="Bullet_20_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fo:margin-top="0cm" fo:margin-bottom="0.64cm" style:wrap="none" style:vertical-pos="top" style:vertical-rel="paragraph" style:horizontal-pos="center" style:horizontal-rel="paragraph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</text:list-style>
    <text:list-style style:name="Numbering_20_4" style:display-name="Numbering 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</text:list-style>
    <text:list-style style:name="Numbering_20_5" style:display-name="Numbering 5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space" fo:margin-left="1.199cm"/>
        </style:list-level-properties>
      </text:list-level-style-number>
    </text:list-style>
    <text:list-style style:name="List_20_1" style:display-name="List 1">
      <text:list-level-style-bullet text:level="1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4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5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6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7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8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9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10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</text:list-style>
    <text:list-style style:name="List_20_2" style:display-name="List 2">
      <text:list-level-style-bullet text:level="1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4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5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6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7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8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9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10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</text:list-style>
    <text:list-style style:name="List_20_3" style:display-name="List 3">
      <text:list-level-style-bullet text:level="1" text:style-name="Bullet_5f_20_5f_Symbols" text:bullet-char="–">
        <style:list-level-properties text:list-level-position-and-space-mode="label-alignment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5f_20_5f_Symbols" text:bullet-char="–">
        <style:list-level-properties text:list-level-position-and-space-mode="label-alignment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5f_20_5f_Symbols" text:bullet-char="–">
        <style:list-level-properties text:list-level-position-and-space-mode="label-alignment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4" text:style-name="Bullet_5f_20_5f_Symbols" text:bullet-char="–">
        <style:list-level-properties text:list-level-position-and-space-mode="label-alignment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5" text:style-name="Bullet_5f_20_5f_Symbols" text:bullet-char="–">
        <style:list-level-properties text:list-level-position-and-space-mode="label-alignment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6" text:style-name="Bullet_5f_20_5f_Symbols" text:bullet-char="–">
        <style:list-level-properties text:list-level-position-and-space-mode="label-alignment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7" text:style-name="Bullet_5f_20_5f_Symbols" text:bullet-char="–">
        <style:list-level-properties text:list-level-position-and-space-mode="label-alignment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8" text:style-name="Bullet_5f_20_5f_Symbols" text:bullet-char="–">
        <style:list-level-properties text:list-level-position-and-space-mode="label-alignment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9" text:style-name="Bullet_5f_20_5f_Symbols" text:bullet-char="–">
        <style:list-level-properties text:list-level-position-and-space-mode="label-alignment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10" text:style-name="Bullet_5f_20_5f_Symbols" text:bullet-char="–">
        <style:list-level-properties text:list-level-position-and-space-mode="label-alignment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</text:list-style>
    <text:list-style style:name="List_20_4" style:display-name="List 4">
      <text:list-level-style-bullet text:level="1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4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5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6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7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8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9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  <text:list-level-style-bullet text:level="10" text:style-name="Bullet_5f_20_5f_Symbols" text:bullet-char="–">
        <style:list-level-properties text:list-level-position-and-space-mode="label-alignment" fo:text-align="end">
          <style:list-level-label-alignment text:label-followed-by="space" fo:margin-left="1.199cm"/>
        </style:list-level-properties>
        <style:text-properties fo:font-family="OpenSymbol" style:font-style-name="Regular" style:font-charset="x-symbol"/>
      </text:list-level-style-bullet>
    </text:list-style>
    <text:list-style style:name="List_20_5" style:display-name="List 5">
      <text:list-level-style-bullet text:level="1" text:style-name="Bullet_5f_20_5f_Symbols" text:bullet-char="–">
        <style:list-level-properties text:list-level-position-and-space-mode="label-alignment" fo:text-align="end">
          <style:list-level-label-alignment text:label-followed-by="listtab" text:list-tab-stop-position="0.4cm" fo:margin-left="1.199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5f_20_5f_Symbols" text:bullet-char="–">
        <style:list-level-properties text:list-level-position-and-space-mode="label-alignment" fo:text-align="end">
          <style:list-level-label-alignment text:label-followed-by="listtab" text:list-tab-stop-position="0.801cm" fo:margin-left="1.199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5f_20_5f_Symbols" text:bullet-char="–">
        <style:list-level-properties text:list-level-position-and-space-mode="label-alignment" fo:text-align="end">
          <style:list-level-label-alignment text:label-followed-by="listtab" text:list-tab-stop-position="1.199cm" fo:margin-left="1.199cm"/>
        </style:list-level-properties>
        <style:text-properties fo:font-family="OpenSymbol" style:font-style-name="Regular" style:font-charset="x-symbol"/>
      </text:list-level-style-bullet>
      <text:list-level-style-bullet text:level="4" text:style-name="Bullet_5f_20_5f_Symbols" text:bullet-char="–">
        <style:list-level-properties text:list-level-position-and-space-mode="label-alignment" fo:text-align="end">
          <style:list-level-label-alignment text:label-followed-by="listtab" text:list-tab-stop-position="1.6cm" fo:margin-left="1.199cm"/>
        </style:list-level-properties>
        <style:text-properties fo:font-family="OpenSymbol" style:font-style-name="Regular" style:font-charset="x-symbol"/>
      </text:list-level-style-bullet>
      <text:list-level-style-bullet text:level="5" text:style-name="Bullet_5f_20_5f_Symbols" text:bullet-char="–">
        <style:list-level-properties text:list-level-position-and-space-mode="label-alignment" fo:text-align="end">
          <style:list-level-label-alignment text:label-followed-by="listtab" text:list-tab-stop-position="2cm" fo:margin-left="1.199cm"/>
        </style:list-level-properties>
        <style:text-properties fo:font-family="OpenSymbol" style:font-style-name="Regular" style:font-charset="x-symbol"/>
      </text:list-level-style-bullet>
      <text:list-level-style-bullet text:level="6" text:style-name="Bullet_5f_20_5f_Symbols" text:bullet-char="–">
        <style:list-level-properties text:list-level-position-and-space-mode="label-alignment" fo:text-align="end">
          <style:list-level-label-alignment text:label-followed-by="listtab" text:list-tab-stop-position="2.401cm" fo:margin-left="1.199cm"/>
        </style:list-level-properties>
        <style:text-properties fo:font-family="OpenSymbol" style:font-style-name="Regular" style:font-charset="x-symbol"/>
      </text:list-level-style-bullet>
      <text:list-level-style-bullet text:level="7" text:style-name="Bullet_5f_20_5f_Symbols" text:bullet-char="–">
        <style:list-level-properties text:list-level-position-and-space-mode="label-alignment" fo:text-align="end">
          <style:list-level-label-alignment text:label-followed-by="listtab" text:list-tab-stop-position="2.799cm" fo:margin-left="1.199cm"/>
        </style:list-level-properties>
        <style:text-properties fo:font-family="OpenSymbol" style:font-style-name="Regular" style:font-charset="x-symbol"/>
      </text:list-level-style-bullet>
      <text:list-level-style-bullet text:level="8" text:style-name="Bullet_5f_20_5f_Symbols" text:bullet-char="–">
        <style:list-level-properties text:list-level-position-and-space-mode="label-alignment" fo:text-align="end">
          <style:list-level-label-alignment text:label-followed-by="listtab" text:list-tab-stop-position="3.2cm" fo:margin-left="1.199cm"/>
        </style:list-level-properties>
        <style:text-properties fo:font-family="OpenSymbol" style:font-style-name="Regular" style:font-charset="x-symbol"/>
      </text:list-level-style-bullet>
      <text:list-level-style-bullet text:level="9" text:style-name="Bullet_5f_20_5f_Symbols" text:bullet-char="–">
        <style:list-level-properties text:list-level-position-and-space-mode="label-alignment" fo:text-align="end">
          <style:list-level-label-alignment text:label-followed-by="listtab" text:list-tab-stop-position="3.6cm" fo:margin-left="1.199cm"/>
        </style:list-level-properties>
        <style:text-properties fo:font-family="OpenSymbol" style:font-style-name="Regular" style:font-charset="x-symbol"/>
      </text:list-level-style-bullet>
      <text:list-level-style-bullet text:level="10" text:style-name="Bullet_5f_20_5f_Symbols" text:bullet-char="–">
        <style:list-level-properties text:list-level-position-and-space-mode="label-alignment" fo:text-align="end">
          <style:list-level-label-alignment text:label-followed-by="listtab" text:list-tab-stop-position="4.001cm" fo:margin-left="1.199cm"/>
        </style:list-level-properties>
        <style:text-properties fo:font-family="OpenSymbol" style:font-style-name="Regular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Verdana"/>
    </style:style>
    <style:style style:name="MT1" style:family="text"/>
    <style:page-layout style:name="Mpm1">
      <style:page-layout-properties fo:page-width="21.001cm" fo:page-height="29.7cm" style:num-format="1" style:print-orientation="portrait" fo:margin-top="2.33cm" fo:margin-bottom="0.63cm" fo:margin-left="2.33cm" fo:margin-right="2.3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.431cm" fo:margin-left="0cm" fo:margin-right="0cm" fo:margin-top="2.33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.33cm" fo:margin-bottom="0.63cm" fo:margin-left="2.33cm" fo:margin-right="2.3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.431cm" fo:margin-left="0cm" fo:margin-right="0cm" fo:margin-top="2.33cm" style:dynamic-spacing="fals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.33cm" fo:margin-bottom="0.63cm" fo:margin-left="2.33cm" fo:margin-right="2.3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.431cm" fo:margin-left="0cm" fo:margin-right="0cm" fo:margin-top="2.33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MP1"><text:a xlink:type="simple" xlink:href="http://www.kleor-editions.com/">www.kleor-editions.com</text:a></text:p>
      </style:foot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 style:next-style-name="Left_20_Page">
      <style:footer>
        <text:p text:style-name="Footer"><text:page-number text:select-page="current">4</text:page-number></text:p>
        <text:p text:style-name="Footer"><text:a xlink:type="simple" xlink:href="http://www.kleor-editions.com/">www.kleor-editions.com</text:a></text:p>
      </style:footer>
    </style:master-page>
    <style:master-page style:name="Left_20_Page" style:display-name="Left Page" style:page-layout-name="Mpm5" style:next-style-name="Right_20_Page">
      <style:footer>
        <text:p text:style-name="Footer"><text:page-number text:select-page="current">4</text:page-number></text:p>
        <text:p text:style-name="Footer"><text:a xlink:type="simple" xlink:href="http://www.kleor-editions.com/">www.kleor-editions.com</text:a></text:p>
      </style:footer>
    </style:master-page>
    <style:master-page style:name="First_20_Page" style:display-name="First Page" style:page-layout-name="M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8T23:37:02</meta:creation-date>
    <meta:editing-duration>PT6H4M5S</meta:editing-duration>
    <meta:editing-cycles>148</meta:editing-cycles>
    <meta:generator>OpenOffice.org/3.3$Win32 OpenOffice.org_project/330m20$Build-9567</meta:generator>
    <dc:subject>Utilization Of Contact Manager</dc:subject>
    <dc:title>Utilization Of Contact Manager</dc:title>
    <dc:date>2012-04-14T08:52:22.86</dc:date>
    <dc:creator>Jérémy Lebré</dc:creator>
    <meta:document-statistic meta:table-count="0" meta:image-count="0" meta:object-count="0" meta:page-count="4" meta:paragraph-count="50" meta:word-count="461" meta:character-count="2887"/>
  </office:meta>
</office:document-meta>
</file>